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64pt"/>
    </style:style>
    <style:style style:name="co2" style:family="table-column">
      <style:table-column-properties fo:break-before="auto" style:column-width="62.05pt"/>
    </style:style>
    <style:style style:name="co3" style:family="table-column">
      <style:table-column-properties fo:break-before="auto" style:column-width="192.16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286.81pt"/>
    </style:style>
    <style:style style:name="co7" style:family="table-column">
      <style:table-column-properties fo:break-before="auto" style:column-width="493.85pt"/>
    </style:style>
    <style:style style:name="co8" style:family="table-column">
      <style:table-column-properties fo:break-before="auto" style:column-width="50.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05pt" fo:break-before="auto" style:use-optimal-row-height="false"/>
    </style:style>
    <style:style style:name="ro5" style:family="table-row">
      <style:table-row-properties style:row-height="15.05pt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17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Arial1" fo:font-size="10pt" style:font-size-asian="10pt" style:font-size-complex="10pt"/>
    </style:style>
    <style:style style:name="ce2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>
            <text:p>32-bit Word#</text:p>
          </table:table-cell>
          <table:table-cell table:style-name="ce1" office:value-type="string" calcext:value-type="string">
            <text:p>High / Low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Rang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s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DC_control_reg_addr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ADC control register addres</text:p>
          </table:table-cell>
          <table:table-cell table:style-name="ce3" office:value-type="string" calcext:value-type="string">
            <text:p>0x000D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DC_control_reg_data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ADC control register data</text:p>
          </table:table-cell>
          <table:table-cell table:style-name="ce3" office:value-type="string" calcext:value-type="string">
            <text:p>0x00 (normal), 0x02 (test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VgainA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CH-A, Volts/per division DAC</text:p>
          </table:table-cell>
          <table:table-cell table:style-name="ce3" office:value-type="string" calcext:value-type="string">
            <text:p>0xFF25 (=0 dB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 office:value-type="float" office:value="2" calcext:value-type="float">
            <text:p>2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gainB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CH-B, Volts/per division DAC</text:p>
          </table:table-cell>
          <table:table-cell table:style-name="ce3" office:value-type="string" calcext:value-type="string">
            <text:p>0xFF25 (=0 dB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OffsetA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CH-B, GND-position DAC</text:p>
          </table:table-cell>
          <table:table-cell table:style-name="ce3" office:value-type="string" calcext:value-type="string">
            <text:p>default: 0x0000 (0 V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 office:value-type="float" office:value="3" calcext:value-type="float">
            <text:p>3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OffsetB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CH-B, GND-position DAC</text:p>
          </table:table-cell>
          <table:table-cell table:style-name="ce3" office:value-type="string" calcext:value-type="string">
            <text:p>default: 0x0000 (0 V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ets_on;<text:span text:style-name="T1"> adc_interleaving</text:span>; Analog_sw</text:p>
          </table:table-cell>
          <table:table-cell table:style-name="ce9" office:value-type="string" calcext:value-type="string">
            <text:p>1;1;6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ETS, ADC interleaving, Analog inputs coupling, GND and voltage divider sel.</text:p>
          </table:table-cell>
          <table:table-cell table:style-name="ce7" office:value-type="string" calcext:value-type="string">
            <text:p>bit7: ets_on, bit6: adc_interleaving; bit5: AC-A, bit4: AC-B, bit3: GND-A, bit2: GND-B, bit1: att-A, bit0: att-B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 office:value-type="float" office:value="5" calcext:value-type="float">
            <text:p>5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Trigger Rearm, Trigger Mode</text:p>
          </table:table-cell>
          <table:table-cell table:style-name="ce9" office:value-type="float" office:value="1.2" calcext:value-type="float">
            <text:p>1.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Trigger mode select bits</text:p>
          </table:table-cell>
          <table:table-cell table:style-name="ce3" office:value-type="string" calcext:value-type="string">
            <text:p>auto: 0, normal: 1, single: 2, immediate: 3, signle-rearm: 4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Trigger_source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Trig. source select bits</text:p>
          </table:table-cell>
          <table:table-cell table:style-name="ce3" office:value-type="string" calcext:value-type="string">
            <text:p>CH-A: 0x0000, CH-B: 0x0001, AWG1:0x0002, AWG2:0x0003, External: 0x0003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 office:value-type="float" office:value="6" calcext:value-type="float">
            <text:p>6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Trigger_slope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Trig. slope select bits</text:p>
          </table:table-cell>
          <table:table-cell table:style-name="ce3" office:value-type="string" calcext:value-type="string">
            <text:p>rising: 0x0000, falling: 0x0001, rising or falling : 0x0002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Trigger_level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Trigger Level</text:p>
          </table:table-cell>
          <table:table-cell table:style-name="ce3" office:value-type="string" calcext:value-type="string">
            <text:p>default: 0x0000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 office:value-type="float" office:value="7" calcext:value-type="float">
            <text:p>7</text:p>
          </table:covered-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Trigger_hyst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Trigger Hysteresis</text:p>
          </table:table-cell>
          <table:table-cell table:style-name="ce3" office:value-type="string" calcext:value-type="string">
            <text:p>default: 0x0000, min: 0, max: (1023 - trrigger_level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7" calcext:value-type="float" table:number-columns-spanned="1" table:number-rows-spanned="2">
            <text:p>7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re-trigger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Pre-trigger range (number of samples before trigger)*1024</text:p>
          </table:table-cell>
          <table:table-cell table:style-name="ce3" office:value-type="string" calcext:value-type="string">
            <text:p>default: 0x0000, min: 0 , max: 9999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Timebase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Sampling speed control</text:p>
          </table:table-cell>
          <table:table-cell table:style-name="ce7" office:value-type="string" calcext:value-type="string">
            <text:p>2n, 4n = 0, 8n = 1, 20n = 2,... (see timebase document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Holdoff_H</text:p>
          </table:table-cell>
          <table:table-cell table:style-name="ce9" office:value-type="float" office:value="16" calcext:value-type="float">
            <text:p>16</text:p>
          </table:table-cell>
          <table:table-cell table:style-name="ce29" office:value-type="string" calcext:value-type="string" table:number-columns-spanned="1" table:number-rows-spanned="2">
            <text:p>unsigned</text:p>
          </table:table-cell>
          <table:table-cell table:style-name="ce3" office:value-type="string" calcext:value-type="string">
            <text:p>Trigger Holdoff Upper bits: 31 to 16</text:p>
          </table:table-cell>
          <table:table-cell table:style-name="ce29" office:value-type="string" calcext:value-type="string" table:number-columns-spanned="1" table:number-rows-spanned="2">
            <text:p>UNSIGNED: 32 bit (0 - 4M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Holdoff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29"/>
          <table:table-cell table:style-name="ce3" office:value-type="string" calcext:value-type="string">
            <text:p>Trigger Holdoff Lower bits: 15 to 0</text:p>
          </table:table-cell>
          <table:covered-table-cell table:style-name="ce29"/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Framesize_H</text:p>
          </table:table-cell>
          <table:table-cell table:style-name="ce9" office:value-type="float" office:value="16" calcext:value-type="float">
            <text:p>16</text:p>
          </table:table-cell>
          <table:table-cell table:style-name="ce30" office:value-type="string" calcext:value-type="string" table:number-columns-spanned="1" table:number-rows-spanned="2">
            <text:p>unsigned</text:p>
          </table:table-cell>
          <table:table-cell table:style-name="ce3" office:value-type="string" calcext:value-type="string">
            <text:p>Number of samples in one Frame window (MSB)</text:p>
          </table:table-cell>
          <table:table-cell table:style-name="ce3" office:value-type="string" calcext:value-type="string">
            <text:p>default: 10000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Framesize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3"/>
          <table:table-cell table:style-name="ce3" office:value-type="string" calcext:value-type="string">
            <text:p>Number of samples in one Frame window (LSB)</text:p>
          </table:table-cell>
          <table:table-cell table:style-name="ce3"/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Generator1On; Generator1Type</text:p>
          </table:table-cell>
          <table:table-cell table:style-name="ce9" office:value-type="string" calcext:value-type="string">
            <text:p>1;4</text:p>
          </table:table-cell>
          <table:table-cell table:style-name="ce3" office:value-type="string" calcext:value-type="string">
            <text:p>bit; bit_vector</text:p>
          </table:table-cell>
          <table:table-cell table:style-name="ce3" office:value-type="string" calcext:value-type="string">
            <text:p>generatorOn: bit7; GeneratorType: bit3-bit0</text:p>
          </table:table-cell>
          <table:table-cell table:style-name="ce16" office:value-type="string" calcext:value-type="string">
            <text:p>bit7(1=ON, 0=OFF); custom=1, sin=2, cos3, triangle=4, saw=5, square=6, delta=7,dc=8,noise=9</text:p>
          </table:table-cell>
          <table:table-cell table:style-name="ce16"/>
          <table:table-cell table:style-name="Default" table:number-columns-repeated="1016"/>
        </table:table-row>
        <table:table-row table:style-name="ro2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Generator1SawSlope;Generator1Voltage</text:p>
          </table:table-cell>
          <table:table-cell table:style-name="ce9" office:value-type="string" calcext:value-type="string">
            <text:p>1;11</text:p>
          </table:table-cell>
          <table:table-cell table:style-name="ce3" office:value-type="string" calcext:value-type="string">
            <text:p>bit; unsigned</text:p>
          </table:table-cell>
          <table:table-cell table:style-name="ce3" office:value-type="string" calcext:value-type="string">
            <text:p>generatorSawSlope: bit11; generatorVoltage: bit10-bit0</text:p>
          </table:table-cell>
          <table:table-cell table:style-name="ce3" office:value-type="string" calcext:value-type="string">
            <text:p>SawSlope(1=negative, 0=positive); generatorVoltage: 0 to 2047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Generator1Offset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-2047 to 2047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Generator1Delta_H</text:p>
          </table:table-cell>
          <table:table-cell table:style-name="ce9" office:value-type="float" office:value="16" calcext:value-type="float">
            <text:p>16</text:p>
          </table:table-cell>
          <table:table-cell table:style-name="ce29" office:value-type="string" calcext:value-type="string" table:number-columns-spanned="1" table:number-rows-spanned="2">
            <text:p>signed fixed point</text:p>
          </table:table-cell>
          <table:table-cell table:style-name="ce3" office:value-type="string" calcext:value-type="string">
            <text:p>generator core delta UpperByte</text:p>
          </table:table-cell>
          <table:table-cell table:style-name="ce36" office:value-type="string" calcext:value-type="string" table:number-columns-spanned="1" table:number-rows-spanned="2">
            <text:p>15 bits (bit31-bit17=left side of decimal point) + 17 bits (bit16-bit0=right side)</text:p>
          </table:table-cell>
          <table:table-cell table:style-name="ce16"/>
          <table:table-cell table:style-name="Default" table:number-columns-repeated="1016"/>
        </table:table-row>
        <table:table-row table:style-name="ro1">
          <table:table-cell table:style-name="ce2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Generator1Delta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29"/>
          <table:table-cell table:style-name="ce3" office:value-type="string" calcext:value-type="string">
            <text:p>generator core delta: LowerByte</text:p>
          </table:table-cell>
          <table:covered-table-cell table:style-name="ce35"/>
          <table:table-cell table:style-name="ce16"/>
          <table:table-cell table:style-name="Default" table:number-columns-repeated="1016"/>
        </table:table-row>
        <table:table-row table:style-name="ro3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Generator1SquareDuty</text:p>
          </table:table-cell>
          <table:table-cell table:style-name="ce9" office:value-type="float" office:value="12" calcext:value-type="float">
            <text:p>12</text:p>
          </table:table-cell>
          <table:table-cell table:style-name="ce3" office:value-type="string" calcext:value-type="string">
            <text:p>signed</text:p>
          </table:table-cell>
          <table:table-cell table:style-name="ce3" office:value-type="string" calcext:value-type="string">
            <text:p>1% - 99%</text:p>
          </table:table-cell>
          <table:table-cell table:style-name="ce18" office:value-type="string" calcext:value-type="string">
            <text:p>0-2047 (%)</text:p>
          </table:table-cell>
          <table:table-cell table:style-name="Default" table:number-columns-repeated="1017"/>
        </table:table-row>
        <table:table-row table:style-name="ro4">
          <table:table-cell table:style-name="ce2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Generator2On; Generator2Type</text:p>
          </table:table-cell>
          <table:table-cell table:style-name="ce10" office:value-type="string" calcext:value-type="string">
            <text:p>1;4</text:p>
          </table:table-cell>
          <table:table-cell table:style-name="ce7" office:value-type="string" calcext:value-type="string">
            <text:p>bit; bit_vector</text:p>
          </table:table-cell>
          <table:table-cell table:style-name="ce7" office:value-type="string" calcext:value-type="string">
            <text:p>generatorOn: bit8; GeneratorType: bit3-bit0</text:p>
          </table:table-cell>
          <table:table-cell table:style-name="ce7" office:value-type="string" calcext:value-type="string">
            <text:p><text:span text:style-name="T2">bit8(1=ON, 0=OFF); custom=1, sin=2, cos3, triangle=4, saw=5, square=6, delta=7,dc=8,noise=9</text:span></text:p>
          </table:table-cell>
          <table:table-cell table:style-name="ce21" table:number-columns-repeated="1017"/>
        </table:table-row>
        <table:table-row table:style-name="ro4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Generator2SawSlope;Generator2Voltage</text:p>
          </table:table-cell>
          <table:table-cell table:style-name="ce10" office:value-type="string" calcext:value-type="string">
            <text:p>1;11</text:p>
          </table:table-cell>
          <table:table-cell table:style-name="ce7" office:value-type="string" calcext:value-type="string">
            <text:p>bit; unsigned</text:p>
          </table:table-cell>
          <table:table-cell table:style-name="ce7" office:value-type="string" calcext:value-type="string">
            <text:p>generatorSawSlope: bit11; generatorVoltage: bit10-bit0</text:p>
          </table:table-cell>
          <table:table-cell table:style-name="ce7" office:value-type="string" calcext:value-type="string">
            <text:p>SawSlope(1=negative, 0=positive); generatorVoltage: 0 to 2047</text:p>
          </table:table-cell>
          <table:table-cell table:style-name="ce22"/>
          <table:table-cell table:style-name="ce23" table:number-columns-repeated="1016"/>
        </table:table-row>
        <table:table-row table:style-name="ro4"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Generator2Offset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signed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-2047 to 2047</text:p>
          </table:table-cell>
          <table:table-cell table:style-name="ce22"/>
          <table:table-cell table:style-name="ce23" table:number-columns-repeated="1016"/>
        </table:table-row>
        <table:table-row table:style-name="ro4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Generator2Delta_H</text:p>
          </table:table-cell>
          <table:table-cell table:style-name="ce10" office:value-type="float" office:value="16" calcext:value-type="float">
            <text:p>16</text:p>
          </table:table-cell>
          <table:table-cell table:style-name="ce31" office:value-type="string" calcext:value-type="string" table:number-columns-spanned="1" table:number-rows-spanned="2">
            <text:p>signed fixed point</text:p>
          </table:table-cell>
          <table:table-cell table:style-name="ce7" office:value-type="string" calcext:value-type="string">
            <text:p>generator core delta: Upper bits</text:p>
          </table:table-cell>
          <table:table-cell table:style-name="ce36" office:value-type="string" calcext:value-type="string" table:number-columns-spanned="1" table:number-rows-spanned="2">
            <text:p>15 bits (bit31-bit17=left side of decimal point) + 17 bits (bit16-bit0=right side)</text:p>
          </table:table-cell>
          <table:table-cell table:style-name="ce22"/>
          <table:table-cell table:style-name="ce23" table:number-columns-repeated="1016"/>
        </table:table-row>
        <table:table-row table:style-name="ro4">
          <table:table-cell table:style-name="ce2" office:value-type="float" office:value="15" calcext:value-type="float" table:number-columns-spanned="1" table:number-rows-spanned="2">
            <text:p>15</text:p>
          </table:table-cell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Generator2Delta_L</text:p>
          </table:table-cell>
          <table:table-cell table:style-name="ce10" office:value-type="float" office:value="16" calcext:value-type="float">
            <text:p>16</text:p>
          </table:table-cell>
          <table:covered-table-cell table:style-name="ce31"/>
          <table:table-cell table:style-name="ce7" office:value-type="string" calcext:value-type="string">
            <text:p>generator core delta: Lower bits</text:p>
          </table:table-cell>
          <table:covered-table-cell table:style-name="ce37"/>
          <table:table-cell table:style-name="ce22"/>
          <table:table-cell table:style-name="ce23" table:number-columns-repeated="1016"/>
        </table:table-row>
        <table:table-row table:style-name="ro4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Generator2SquareDuty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string" calcext:value-type="string">
            <text:p>signed</text:p>
          </table:table-cell>
          <table:table-cell table:style-name="ce7" office:value-type="string" calcext:value-type="string">
            <text:p>1% - 99%</text:p>
          </table:table-cell>
          <table:table-cell table:style-name="ce20" office:value-type="string" calcext:value-type="string">
            <text:p>0-2047 (%)</text:p>
          </table:table-cell>
          <table:table-cell table:style-name="ce22"/>
          <table:table-cell table:style-name="ce23" table:number-columns-repeated="1016"/>
        </table:table-row>
        <table:table-row table:style-name="ro1">
          <table:table-cell table:style-name="ce2" office:value-type="float" office:value="16" calcext:value-type="float" table:number-columns-spanned="1" table:number-rows-spanned="2">
            <text:p>1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Pattern1a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pattern (1st stage)</text:p>
          </table:table-cell>
          <table:table-cell table:style-name="ce30" office:value-type="string" calcext:value-type="string">
            <text:p>Pattern A and B together select trigger events filtering (0, 1, rising, falling) </text:p>
          </table:table-cell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Pattern1b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/>
          <table:table-cell table:style-name="ce3" office:value-type="string" calcext:value-type="string">
            <text:p>PatternA&amp;PatternB: "00"=0, "11"=1, "01"=RISING, "10"=FALLING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7" calcext:value-type="float" table:number-columns-spanned="1" table:number-rows-spanned="2">
            <text:p>17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Mask1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mask (1st stage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Pattern2a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pattern (2nd stage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8" calcext:value-type="float" table:number-columns-spanned="1" table:number-rows-spanned="2">
            <text:p>18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Pattern2b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table:number-columns-repeated="2"/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Mask2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mask (2nd stage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19" calcext:value-type="float" table:number-columns-spanned="1" table:number-rows-spanned="2">
            <text:p>19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Pattern3a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pattern (3rd stage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Pattern3b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Mask3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mask (3rd stage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Pattern4a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pattern (4th stage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1" calcext:value-type="float" table:number-columns-spanned="1" table:number-rows-spanned="2">
            <text:p>21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Pattern4b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table:number-columns-repeated="2"/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Mask4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 trigger: mask (4th stage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2" calcext:value-type="float" table:number-columns-spanned="1" table:number-rows-spanned="2">
            <text:p>22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t_delayMaxcnt1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1st stage delay after trigger match (to capture start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t_delayMaxcnt2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2nd stage delay after trigger match (to capture start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3" calcext:value-type="float" table:number-columns-spanned="1" table:number-rows-spanned="2">
            <text:p>23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t_delayMaxcnt3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3rd stage delay after trigger match (to capture start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t_delayMaxcnt4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4th stage delay after trigger match (to capture start)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4" calcext:value-type="float" table:number-columns-spanned="1" table:number-rows-spanned="2">
            <text:p>24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t_StageStart; dtSerial; dtSerialCh</text:p>
          </table:table-cell>
          <table:table-cell table:style-name="ce9" office:value-type="string" calcext:value-type="string">
            <text:p>2;1;3</text:p>
          </table:table-cell>
          <table:table-cell table:style-name="ce3" office:value-type="string" calcext:value-type="string">
            <text:p>bit_vector;bit;unsigned</text:p>
          </table:table-cell>
          <table:table-cell table:style-name="ce3" office:value-type="string" calcext:value-type="string">
            <text:p>stage at which capture starts! (0, 1, 2, 3); parallel/serial mode; serial channel select</text:p>
          </table:table-cell>
          <table:table-cell table:style-name="ce3" office:value-type="string" calcext:value-type="string">
            <text:p>dt_StageStart=bit9-bit8; dtSerial=bit4; dtSerialCh=bit3-bit0</text:p>
          </table:table-cell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Voltage 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string" calcext:value-type="string">
            <text:p>unsigned</text:p>
          </table:table-cell>
          <table:table-cell table:style-name="ce3" office:value-type="string" calcext:value-type="string">
            <text:p>digital_WiperCode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2" office:value-type="float" office:value="25" calcext:value-type="float" table:number-columns-spanned="1" table:number-rows-spanned="2">
            <text:p>25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InputOutput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_Direction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OutputWord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digital_OutputWord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4"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OutputWordMask</text:p>
          </table:table-cell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bit_vector</text:p>
          </table:table-cell>
          <table:table-cell table:style-name="ce3" office:value-type="string" calcext:value-type="string">
            <text:p>Select Output: Custom Bits Or Pattern Bits</text:p>
          </table:table-cell>
          <table:table-cell table:style-name="ce3" office:value-type="string" calcext:value-type="string">
            <text:p>If Mask bit = '1' then: Output Custom Bit, else: Output Pattern Bit</text:p>
          </table:table-cell>
          <table:table-cell table:style-name="ce16"/>
          <table:table-cell table:number-columns-repeated="1016"/>
        </table:table-row>
        <table:table-row table:style-name="ro3">
          <table:covered-table-cell table:style-name="ce17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igitalClkDivide_H</text:p>
          </table:table-cell>
          <table:table-cell table:style-name="ce9" office:value-type="float" office:value="16" calcext:value-type="float">
            <text:p>16</text:p>
          </table:table-cell>
          <table:table-cell table:style-name="ce32" office:value-type="string" calcext:value-type="string" table:number-columns-spanned="1" table:number-rows-spanned="2">
            <text:p>unsigned</text:p>
          </table:table-cell>
          <table:table-cell table:style-name="ce3" office:value-type="string" calcext:value-type="string">
            <text:p>Digital Sampling Clock divide (upper bits)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igitalClkDivide_L</text:p>
          </table:table-cell>
          <table:table-cell table:style-name="ce9" office:value-type="float" office:value="16" calcext:value-type="float">
            <text:p>16</text:p>
          </table:table-cell>
          <table:covered-table-cell table:style-name="ce32"/>
          <table:table-cell table:style-name="ce3" office:value-type="string" calcext:value-type="string">
            <text:p>Digital Sampling Clock divide (lower bits)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style-name="ce4" office:value-type="float" office:value="29" calcext:value-type="float" table:number-columns-spanned="1" table:number-rows-spanned="2">
            <text:p>29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 table:number-columns-spanned="1" table:number-rows-spanned="2">
            <text:p>32</text:p>
          </table:table-cell>
          <table:table-cell table:style-name="ce3" office:value-type="string" calcext:value-type="string">
            <text:p>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covered-table-cell table:style-name="ce17"/>
          <table:table-cell table:style-name="ce3" office:value-type="string" calcext:value-type="string">
            <text:p>L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reserved</text:p>
          </table:table-cell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2" table:style-name="ta2">
        <table:table-column table:style-name="co8" table:number-columns-repeated="1024" table:default-cell-style-name="ce17"/>
        <table:table-row table:style-name="ro5">
          <table:table-cell table:style-name="ce16" table:number-columns-repeated="6"/>
          <table:table-cell table:number-columns-repeated="1018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st3" table:style-name="ta3">
        <table:table-column table:style-name="co8" table:number-columns-repeated="1024" table:default-cell-style-name="ce17"/>
        <table:table-row table:style-name="ro5">
          <table:table-cell table:style-name="ce16" table:number-columns-repeated="6"/>
          <table:table-cell table:number-columns-repeated="1018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8P0"/>
    </number:number-style>
    <number:number-style style:name="N1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09P0"/>
    </number:number-style>
    <number:number-style style:name="N1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1P0"/>
    </number:number-style>
    <number:number-style style:name="N1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2P0"/>
    </number:number-style>
    <number:date-style style:name="N10113" number:language="sl" number:country="SI">
      <number:day/>
      <number:text>.</number:text>
      <number:month/>
      <number:text>.</number:text>
      <number:year number:style="long"/>
    </number:date-style>
    <number:date-style style:name="N10114" number:language="sl" number:country="SI">
      <number:day/>
      <number:text>.</number:text>
      <number:month number:textual="true"/>
      <number:text>.</number:text>
      <number:year/>
    </number:date-style>
    <number:date-style style:name="N10115" number:language="sl" number:country="SI">
      <number:day/>
      <number:text>.</number:text>
      <number:month number:textual="true"/>
    </number:date-style>
    <number:date-style style:name="N10116" number:language="sl" number:country="SI">
      <number:month number:textual="true"/>
      <number:text>.</number:text>
      <number:year/>
    </number:date-style>
    <number:time-style style:name="N10117" number:language="sl" number:country="SI">
      <number:hours/>
      <number:text>:</number:text>
      <number:minutes number:style="long"/>
      <number:text> </number:text>
      <number:am-pm/>
    </number:time-style>
    <number:time-style style:name="N1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sl" number:country="SI">
      <number:hours/>
      <number:text>:</number:text>
      <number:minutes number:style="long"/>
    </number:time-style>
    <number:time-style style:name="N1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3P0"/>
    </number:number-style>
    <number:number-style style:name="N1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4P0"/>
    </number:number-style>
    <number:number-style style:name="N1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6P0"/>
    </number:number-style>
    <number:number-style style:name="N1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27P0"/>
    </number:number-style>
    <number:number-style style:name="N10131P0" style:volatile="true" number:language="sl" number:country="SI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1P2" style:volatile="true" number:language="sl" number:country="SI">
      <loext:fill-character> </loext:fill-character>
      <number:text>-       </number:text>
    </number:number-style>
    <number:text-style style:name="N10131" number:language="sl" number:country="SI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l" number:country="SI"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5P2" style:volatile="true" number:language="sl" number:country="SI">
      <loext:fill-character> </loext:fill-character>
      <number:text>- SIT </number:text>
    </number:number-style>
    <number:text-style style:name="N10135" number:language="sl" number:country="SI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l" number:country="SI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39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0139" number:language="sl" number:country="SI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sl" number:country="SI"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3P2" style:volatile="true" number:language="sl" number:country="SI"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0143" number:language="sl" number:country="SI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8:58:08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1:41:17</meta:creation-date>
    <meta:initial-creator>Dejan</meta:initial-creator>
    <dc:language>sl-SI</dc:language>
    <dc:date>2019-01-18T00:17:29.777000000</dc:date>
    <meta:editing-cycles>38</meta:editing-cycles>
    <meta:editing-duration>P1DT9H18M59S</meta:editing-duration>
    <meta:generator>LibreOffice/6.0.0.3$Windows_X86_64 LibreOffice_project/64a0f66915f38c6217de274f0aa8e15618924765</meta:generator>
    <meta:document-statistic meta:table-count="3" meta:cell-count="39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